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Calibri"/>
    </style:style>
    <style:style style:name="P2" style:parent-style-name="Standard" style:family="paragraph">
      <style:text-properties style:font-name-complex="Calibri"/>
    </style:style>
    <style:style style:name="P3" style:parent-style-name="Standard" style:family="paragraph">
      <style:text-properties style:font-name-complex="Calibri"/>
    </style:style>
    <style:style style:name="P4" style:parent-style-name="Standard" style:family="paragraph">
      <style:text-properties style:font-name-complex="Calibri"/>
    </style:style>
    <style:style style:name="P5" style:parent-style-name="Standard" style:family="paragraph">
      <style:text-properties style:font-name-complex="Calibri"/>
    </style:style>
    <style:style style:name="P6" style:parent-style-name="Standard" style:family="paragraph">
      <style:text-properties style:font-name-complex="Calibri"/>
    </style:style>
    <style:style style:name="P7" style:parent-style-name="Standard" style:family="paragraph">
      <style:text-properties style:font-name-complex="Calibri"/>
    </style:style>
    <style:style style:name="P8" style:parent-style-name="Standard" style:family="paragraph">
      <style:text-properties style:font-name-complex="Calibri"/>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Listenabsatz" style:list-style-name="LFO1" style:family="paragraph">
      <style:text-properties style:font-name-complex="Calibri"/>
    </style:style>
    <style:style style:name="P14" style:parent-style-name="Listenabsatz" style:list-style-name="LFO1" style:family="paragraph">
      <style:text-properties style:font-name-complex="Calibri"/>
    </style:style>
    <style:style style:name="P15" style:parent-style-name="Listenabsatz" style:list-style-name="LFO1" style:family="paragraph">
      <style:text-properties style:font-name-complex="Calibri"/>
    </style:style>
    <style:style style:name="P16" style:parent-style-name="Standard" style:family="paragraph">
      <style:text-properties style:font-name-complex="Calibri"/>
    </style:style>
    <style:style style:name="P17" style:parent-style-name="Listenabsatz" style:list-style-name="LFO1" style:family="paragraph">
      <style:text-properties style:font-name-complex="Calibri"/>
    </style:style>
    <style:style style:name="P18" style:parent-style-name="Listenabsatz" style:list-style-name="LFO1" style:family="paragraph">
      <style:text-properties style:font-name-complex="Calibri"/>
    </style:style>
    <style:style style:name="P19" style:parent-style-name="Listenabsatz" style:list-style-name="LFO1" style:family="paragraph">
      <style:text-properties style:font-name-complex="Calibri"/>
    </style:style>
    <style:style style:name="P20" style:parent-style-name="Listenabsatz" style:list-style-name="LFO1" style:family="paragraph">
      <style:text-properties style:font-name-complex="Calibri"/>
    </style:style>
    <style:style style:name="P21" style:parent-style-name="Listenabsatz" style:list-style-name="LFO1" style:family="paragraph">
      <style:text-properties style:font-name-complex="Calibri"/>
    </style:style>
    <style:style style:name="P22" style:parent-style-name="Listenabsatz" style:list-style-name="LFO1"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Listenabsatz" style:list-style-name="LFO1" style:family="paragraph">
      <style:text-properties style:font-name-complex="Calibri"/>
    </style:style>
    <style:style style:name="P27" style:parent-style-name="Listenabsatz" style:list-style-name="LFO1" style:family="paragraph">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style:style>
    <style:style style:name="P30" style:parent-style-name="Standard" style:family="paragraph">
      <style:text-properties style:font-name-complex="Calibri"/>
    </style:style>
  </office:automatic-styles>
  <office:body>
    <office:text text:use-soft-page-breaks="true">
      <text:p text:style-name="P1">Die Auswahl der Typen legt den Grunddatensatz fest. Diese Auswahl stellt die Spalten des Datenmodells dar. Zum Beispiel wird der Typ „Geschlechter“ ausgewählt, sind die Spalten in diesem Fall „M“, „W“ und „Unbekannt“.<text:s/></text:p>
      <text:p text:style-name="P2">Das Feld „Falltypen“ stellt die Zeilen des Datenmodells dar.<text:s/>Dies ermöglicht die Auswahl von Daten die miteinander verglichen werden sollen.</text:p>
      <text:p text:style-name="P3">Für jeden Falltypen wird dann eine Zeile zum Datenmodell hinzugefügt.</text:p>
      <text:p text:style-name="P4">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text:s/>für „M“, „W“, und „unbekannt“.</text:p>
      <text:p text:style-name="P5">Die Spalten und Zeilen des Modells, werden entsprechend der Auswahl in Typen und Falltypen benannt.</text:p>
      <text:p text:style-name="P6">Bei Auswahl der Checkbox „Balkendiagramm“, werden die x- und y-Achsen vertauscht.<text:s/></text:p>
      <text:p text:style-name="P7">Das Balkendiagramm ermöglicht bei großen Datenmengen eine bessere Ansicht.</text:p>
      <text:p text:style-name="P8">Je nachdem welcher Typ bei der Spaltenauswahl ausgewählt wurde, können die Spalten des entsprechenden Typen durch Checkboxen aus- und eingeblendet werden.</text:p>
      <text:p text:style-name="P9">Zum Beispiel wird der Typ „Geschlechter“ ausgewählt, lassen sich „M“, „W“, und „unbekannt“<text:s/>einzeln aktivieren und deaktivieren,<text:s/>um den Plot weiter zu filtern.</text:p>
      <text:p text:style-name="P10">Der Plot stellt Fälle, Todesfälle und Genesungen jeweils als einzelne Balken in entsprechenden Farben entweder horizontal oder vertikal dar.</text:p>
      <text:p text:style-name="P11"/>
      <text:p text:style-name="P12">Typen:</text:p>
      <text:list text:style-name="LFO1" text:continue-numbering="true">
        <text:list-item>
          <text:p text:style-name="P13">Auswahl legt Grunddatensatz fest</text:p>
        </text:list-item>
        <text:list-item>
          <text:p text:style-name="P14">Auswahl stellt Spalten unseres Datenmodells dar</text:p>
        </text:list-item>
        <text:list-item>
          <text:p text:style-name="P15">Beispiel: Geschlechter wurde ausgewählt, sind die Spalten m, w und unbekannt</text:p>
        </text:list-item>
      </text:list>
      <text:p text:style-name="P16">Falltypen:</text:p>
      <text:list text:style-name="LFO1" text:continue-numbering="true">
        <text:list-item>
          <text:p text:style-name="P17">Falltypen stellt die Zeilen unseres Datenmodells dar</text:p>
        </text:list-item>
        <text:list-item>
          <text:p text:style-name="P18">Ermöglicht Auswahl, welche Daten miteinander verglichen werden</text:p>
        </text:list-item>
        <text:list-item>
          <text:p text:style-name="P19">Für jeden Falltypen wird eine Zeile hinzugefügt ins Datenmodell</text:p>
        </text:list-item>
        <text:list-item>
          <text:p text:style-name="P20">Beispiel: Todesfälle und genesen ausgewählt, der Typ ist Geschlechter.<text:s/><text:tab/></text:p>
          <text:list text:continue-numbering="true">
            <text:list-item>
              <text:p text:style-name="P21">Man erhält eine Tabelle die hat drei Spalten (m, w, unbekannt) und zwei Zeilen, eine Zeile enthält Todesfälle, jeweils für m, w und unbekannt und die andere Zeile enthält genesen für m,w und unbekannt.</text:p>
            </text:list-item>
          </text:list>
        </text:list-item>
        <text:list-item>
          <text:p text:style-name="P22">Die Spalten und Zeilen des Modells, werden entsprechend der Auswahl in Typen und Falltypen benannt</text:p>
        </text:list-item>
      </text:list>
      <text:p text:style-name="P23">Balkendiagramm:<text:s/></text:p>
      <text:p text:style-name="P24"><text:tab/>-wird Checkbox ausgewählt werden die x und y-Achsen vertauscht. Ermöglicht bei hohen Datenmengen eine bessere Ansicht</text:p>
      <text:soft-page-break/>
      <text:p text:style-name="P25">Spaltenauswahl:</text:p>
      <text:list text:style-name="LFO1" text:continue-numbering="true">
        <text:list-item>
          <text:p text:style-name="P26">Je nach dem welcher Typ ausgewählt wurde, können die Spalten des entsprechenden Typen durch Checkboxen ein- und ausgeblendet werden.</text:p>
        </text:list-item>
        <text:list-item>
          <text:p text:style-name="P27">Als Beispiel Typ ist Geschlechter, lassen sich M, W und unbekannt einzeln aktivieren und deaktivieren, um den Plot weiter zu filtern.</text:p>
        </text:list-item>
      </text:list>
      <text:p text:style-name="P28">Plot:</text:p>
      <text:p text:style-name="P29">Der Plot stellt Fälle, Todesfälle und Genesungen jeweils als einzelne Balken in entsprechenden Farben entweder horizontal oder vertikal dar.</text:p>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wanpride</meta:initial-creator>
    <dc:creator>Swanpride</dc:creator>
    <meta:creation-date>2022-12-31T00:54:00Z</meta:creation-date>
    <dc:date>2022-12-31T01:53:00Z</dc:date>
    <meta:template xlink:href="Normal.dotm" xlink:type="simple"/>
    <meta:editing-cycles>5</meta:editing-cycles>
    <meta:editing-duration>PT0S</meta:editing-duration>
    <meta:document-statistic meta:page-count="2" meta:paragraph-count="5" meta:word-count="380" meta:character-count="2772" meta:row-count="19" meta:non-whitespace-character-count="2397"/>
  </office:meta>
</office:document-meta>
</file>